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5.228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4.411cm"/>
    </style:style>
    <style:style style:name="co9" style:family="table-column">
      <style:table-column-properties fo:break-before="auto" style:column-width="14.3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4.396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style:vertical-align="middle"/>
    </style:style>
    <style:style style:name="ce7" style:family="table-cell" style:parent-style-name="Default" style:data-style-name="N100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transparent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012" table:default-cell-style-name="ce1"/>
        <table:table-row table:style-name="ro1">
          <table:table-cell/>
          <table:table-cell office:value-type="string" calcext:value-type="string">
            <text:p>Organism Name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Dup_groups</text:p>
          </table:table-cell>
          <table:table-cell office:value-type="string" calcext:value-type="string">
            <text:p>prot_dups</text:p>
          </table:table-cell>
          <table:table-cell office:value-type="string" calcext:value-type="string">
            <text:p>total_prots</text:p>
          </table:table-cell>
          <table:table-cell table:style-name="ce2" office:value-type="string" calcext:value-type="string">
            <text:p>BioSample</text:p>
          </table:table-cell>
          <table:table-cell table:style-name="ce2" office:value-type="string" calcext:value-type="string">
            <text:p>BioProject</text:p>
          </table:table-cell>
          <table:table-cell table:style-name="ce2" office:value-type="string" calcext:value-type="string">
            <text:p>Assembly</text:p>
          </table:table-cell>
          <table:table-cell table:style-name="ce2" office:value-type="string" calcext:value-type="string">
            <text:p>Replicons</text:p>
          </table:table-cell>
          <table:table-cell office:value-type="string" calcext:value-type="string">
            <text:p>Release Data</text:p>
          </table:table-cell>
          <table:table-cell table:style-name="ce2" office:value-type="string" calcext:value-type="string">
            <text:p>RefSeq FTP</text:p>
          </table:table-cell>
          <table:table-cell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cbi.nlm.nih.gov/genome/815?genome_assembly_id=1519066" xlink:type="simple">Klebsiella pneumoniae</text:a></text:p>
          </table:table-cell>
          <table:table-cell table:style-name="ce2" office:value-type="string" calcext:value-type="string">
            <text:p><text:a xlink:href="https://www.ncbi.nlm.nih.gov/genome/815?genome_assembly_id=1519066" xlink:type="simple">KpC11</text:a>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5472" calcext:value-type="float">
            <text:p>5472</text:p>
          </table:table-cell>
          <table:table-cell table:style-name="ce2" office:value-type="string" calcext:value-type="string">
            <text:p><text:a xlink:href="https://www.ncbi.nlm.nih.gov/biosample/SAMN17016748" xlink:type="simple">SAMN17016748</text:a></text:p>
          </table:table-cell>
          <table:table-cell table:style-name="ce2" office:value-type="string" calcext:value-type="string">
            <text:p><text:a xlink:href="https://www.ncbi.nlm.nih.gov/bioproject/PRJNA683049" xlink:type="simple">PRJNA683049</text:a></text:p>
          </table:table-cell>
          <table:table-cell table:style-name="ce2" office:value-type="string" calcext:value-type="string">
            <text:p><text:a xlink:href="https://www.ncbi.nlm.nih.gov/assembly/GCA_016066295.1" xlink:type="simple">GCA_016066295.1</text:a></text:p>
          </table:table-cell>
          <table:table-cell table:style-name="ce2" office:value-type="string" calcext:value-type="string">
            <text:p>chromosome: <text:a xlink:href="https://www.ncbi.nlm.nih.gov/nuccore/CP065831.1" xlink:type="simple">CP065831.1</text:a></text:p>
            <text:p>plasmid p1: <text:a xlink:href="https://www.ncbi.nlm.nih.gov/nuccore/CP065832.1" xlink:type="simple">CP065832.1</text:a></text:p>
          </table:table-cell>
          <table:table-cell table:style-name="ce2" office:value-type="string" calcext:value-type="string">
            <text:p>15-Dec-2020</text:p>
          </table:table-cell>
          <table:table-cell table:style-name="ce2" office:value-type="string" calcext:value-type="string">
            <text:p>ftp://ftp.ncbi.nlm.nih.gov/genomes/all/GCA/016/066/295/GCA_016066295.1_ASM1606629v1</text:p>
          </table:table-cell>
          <table:table-cell table:number-columns-repeated="101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cbi.nlm.nih.gov/genome/815?genome_assembly_id=1519067" xlink:type="simple">Klebsiella pneumoniae</text:a></text:p>
          </table:table-cell>
          <table:table-cell table:style-name="ce2" office:value-type="string" calcext:value-type="string">
            <text:p><text:a xlink:href="https://www.ncbi.nlm.nih.gov/genome/815?genome_assembly_id=1519067" xlink:type="simple">Beach Ranger</text:a>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5485" calcext:value-type="float">
            <text:p>5485</text:p>
          </table:table-cell>
          <table:table-cell table:style-name="ce2" office:value-type="string" calcext:value-type="string">
            <text:p><text:a xlink:href="https://www.ncbi.nlm.nih.gov/biosample/SAMN16872508" xlink:type="simple">SAMN16872508</text:a></text:p>
          </table:table-cell>
          <table:table-cell table:style-name="ce2" office:value-type="string" calcext:value-type="string">
            <text:p><text:a xlink:href="https://www.ncbi.nlm.nih.gov/bioproject/PRJNA681463" xlink:type="simple">PRJNA681463</text:a></text:p>
          </table:table-cell>
          <table:table-cell table:style-name="ce2" office:value-type="string" calcext:value-type="string">
            <text:p><text:a xlink:href="https://www.ncbi.nlm.nih.gov/assembly/GCA_016067835.1" xlink:type="simple">GCA_016067835.1</text:a></text:p>
          </table:table-cell>
          <table:table-cell table:style-name="ce2" office:value-type="string" calcext:value-type="string">
            <text:p>chromosome: <text:a xlink:href="https://www.ncbi.nlm.nih.gov/nuccore/CP065453.1" xlink:type="simple">CP065453.1</text:a></text:p>
            <text:p>plasmid pBR_01: <text:a xlink:href="https://www.ncbi.nlm.nih.gov/nuccore/CP065454.1" xlink:type="simple">CP065454.1</text:a></text:p>
            <text:p>plasmid pBR_02: <text:a xlink:href="https://www.ncbi.nlm.nih.gov/nuccore/CP065455.1" xlink:type="simple">CP065455.1</text:a></text:p>
            <text:p>plasmid pBR_03: <text:a xlink:href="https://www.ncbi.nlm.nih.gov/nuccore/CP065456.1" xlink:type="simple">CP065456.1</text:a></text:p>
          </table:table-cell>
          <table:table-cell table:style-name="ce2" office:value-type="string" calcext:value-type="string">
            <text:p>15-Dec-2020</text:p>
          </table:table-cell>
          <table:table-cell table:style-name="ce2" office:value-type="string" calcext:value-type="string">
            <text:p>ftp://ftp.ncbi.nlm.nih.gov/genomes/all/GCA/016/067/835/GCA_016067835.1_ASM1606783v1</text:p>
          </table:table-cell>
          <table:table-cell table:number-columns-repeated="101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cbi.nlm.nih.gov/genome/815?genome_assembly_id=1519068" xlink:type="simple">Klebsiella pneumoniae subsp. pneumoniae ATCC 43816</text:a></text:p>
          </table:table-cell>
          <table:table-cell table:style-name="ce2" office:value-type="string" calcext:value-type="string">
            <text:p><text:a xlink:href="https://www.ncbi.nlm.nih.gov/genome/815?genome_assembly_id=1519068" xlink:type="simple">ATCC 43816</text:a>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5040" calcext:value-type="float">
            <text:p>5040</text:p>
          </table:table-cell>
          <table:table-cell table:style-name="ce2" office:value-type="string" calcext:value-type="string">
            <text:p><text:a xlink:href="https://www.ncbi.nlm.nih.gov/biosample/SAMN16705163" xlink:type="simple">SAMN16705163</text:a></text:p>
          </table:table-cell>
          <table:table-cell table:style-name="ce2" office:value-type="string" calcext:value-type="string">
            <text:p><text:a xlink:href="https://www.ncbi.nlm.nih.gov/bioproject/PRJNA675363" xlink:type="simple">PRJNA675363</text:a></text:p>
          </table:table-cell>
          <table:table-cell table:style-name="ce2" office:value-type="string" calcext:value-type="string">
            <text:p><text:a xlink:href="https://www.ncbi.nlm.nih.gov/assembly/GCA_016071735.1" xlink:type="simple">GCA_016071735.1</text:a></text:p>
          </table:table-cell>
          <table:table-cell table:style-name="ce2" office:value-type="string" calcext:value-type="string">
            <text:p>chromosome: <text:a xlink:href="https://www.ncbi.nlm.nih.gov/nuccore/CP064352.1" xlink:type="simple">CP064352.1</text:a></text:p>
          </table:table-cell>
          <table:table-cell table:style-name="ce2" office:value-type="string" calcext:value-type="string">
            <text:p>15-Dec-2020</text:p>
          </table:table-cell>
          <table:table-cell table:style-name="ce2" office:value-type="string" calcext:value-type="string">
            <text:p>ftp://ftp.ncbi.nlm.nih.gov/genomes/all/GCA/016/071/735/GCA_016071735.1_ASM1607173v1</text:p>
          </table:table-cell>
          <table:table-cell table:number-columns-repeated="1012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cbi.nlm.nih.gov/genome/815?genome_assembly_id=1519069" xlink:type="simple">Klebsiella pneumoniae</text:a></text:p>
          </table:table-cell>
          <table:table-cell table:style-name="ce2" office:value-type="string" calcext:value-type="string">
            <text:p><text:a xlink:href="https://www.ncbi.nlm.nih.gov/genome/815?genome_assembly_id=1519069" xlink:type="simple">KpPF25</text:a>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37" calcext:value-type="float">
            <text:p>137</text:p>
          </table:table-cell>
          <table:table-cell office:value-type="float" office:value="5222" calcext:value-type="float">
            <text:p>5222</text:p>
          </table:table-cell>
          <table:table-cell table:style-name="ce2" office:value-type="string" calcext:value-type="string">
            <text:p><text:a xlink:href="https://www.ncbi.nlm.nih.gov/biosample/SAMN17016749" xlink:type="simple">SAMN17016749</text:a></text:p>
          </table:table-cell>
          <table:table-cell table:style-name="ce2" office:value-type="string" calcext:value-type="string">
            <text:p><text:a xlink:href="https://www.ncbi.nlm.nih.gov/bioproject/PRJNA683049" xlink:type="simple">PRJNA683049</text:a></text:p>
          </table:table-cell>
          <table:table-cell table:style-name="ce2" office:value-type="string" calcext:value-type="string">
            <text:p><text:a xlink:href="https://www.ncbi.nlm.nih.gov/assembly/GCA_016066025.1" xlink:type="simple">GCA_016066025.1</text:a></text:p>
          </table:table-cell>
          <table:table-cell table:style-name="ce2" office:value-type="string" calcext:value-type="string">
            <text:p>chromosome: <text:a xlink:href="https://www.ncbi.nlm.nih.gov/nuccore/CP065825.1" xlink:type="simple">CP065825.1</text:a></text:p>
            <text:p>plasmid p1: <text:a xlink:href="https://www.ncbi.nlm.nih.gov/nuccore/CP065826.1" xlink:type="simple">CP065826.1</text:a></text:p>
            <text:p>plasmid p2: <text:a xlink:href="https://www.ncbi.nlm.nih.gov/nuccore/CP065827.1" xlink:type="simple">CP065827.1</text:a></text:p>
            <text:p>plasmid p3: <text:a xlink:href="https://www.ncbi.nlm.nih.gov/nuccore/CP065828.1" xlink:type="simple">CP065828.1</text:a></text:p>
            <text:p>plasmid p4: <text:a xlink:href="https://www.ncbi.nlm.nih.gov/nuccore/CP065829.1" xlink:type="simple">CP065829.1</text:a></text:p>
            <text:p>plasmid p5: <text:a xlink:href="https://www.ncbi.nlm.nih.gov/nuccore/CP065830.1" xlink:type="simple">CP065830.1</text:a></text:p>
          </table:table-cell>
          <table:table-cell table:style-name="ce2" office:value-type="string" calcext:value-type="string">
            <text:p>15-Dec-2020</text:p>
          </table:table-cell>
          <table:table-cell table:style-name="ce2" office:value-type="string" calcext:value-type="string">
            <text:p>ftp://ftp.ncbi.nlm.nih.gov/genomes/all/GCA/016/066/025/GCA_016066025.1_ASM1606602v1</text:p>
          </table:table-cell>
          <table:table-cell table:number-columns-repeated="1012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cbi.nlm.nih.gov/genome/403?genome_assembly_id=1521450" xlink:type="simple">Acinetobacter baumannii</text:a></text:p>
          </table:table-cell>
          <table:table-cell table:style-name="ce2" office:value-type="string" calcext:value-type="string">
            <text:p><text:a xlink:href="https://www.ncbi.nlm.nih.gov/genome/403?genome_assembly_id=1521450" xlink:type="simple">FDAARGOS_1036</text:a></text:p>
          </table:table-cell>
          <table:table-cell office:value-type="float" office:value="116" calcext:value-type="float">
            <text:p>116</text:p>
          </table:table-cell>
          <table:table-cell office:value-type="float" office:value="205" calcext:value-type="float">
            <text:p>205</text:p>
          </table:table-cell>
          <table:table-cell office:value-type="float" office:value="3808" calcext:value-type="float">
            <text:p>3808</text:p>
          </table:table-cell>
          <table:table-cell table:style-name="ce2" office:value-type="string" calcext:value-type="string">
            <text:p><text:a xlink:href="https://www.ncbi.nlm.nih.gov/biosample/SAMN16357205" xlink:type="simple">SAMN16357205</text:a></text:p>
          </table:table-cell>
          <table:table-cell table:style-name="ce2" office:value-type="string" calcext:value-type="string">
            <text:p><text:a xlink:href="https://www.ncbi.nlm.nih.gov/bioproject/PRJNA231221" xlink:type="simple">PRJNA231221</text:a></text:p>
          </table:table-cell>
          <table:table-cell table:style-name="ce2" office:value-type="string" calcext:value-type="string">
            <text:p><text:a xlink:href="https://www.ncbi.nlm.nih.gov/assembly/GCA_016127515.1" xlink:type="simple">GCA_016127515.1</text:a></text:p>
          </table:table-cell>
          <table:table-cell table:style-name="ce2" office:value-type="string" calcext:value-type="string">
            <text:p>chromosome: <text:a xlink:href="https://www.ncbi.nlm.nih.gov/nuccore/CP066016.1" xlink:type="simple">CP066016.1</text:a></text:p>
            <text:p>plasmid unnamed: <text:a xlink:href="https://www.ncbi.nlm.nih.gov/nuccore/CP066017.1" xlink:type="simple">CP066017.1</text:a></text:p>
          </table:table-cell>
          <table:table-cell table:style-name="ce2" office:value-type="string" calcext:value-type="string">
            <text:p>20-Dec-2020</text:p>
          </table:table-cell>
          <table:table-cell table:style-name="ce2" office:value-type="string" calcext:value-type="string">
            <text:p>ftp://ftp.ncbi.nlm.nih.gov/genomes/all/GCA/016/127/515/GCA_016127515.1_ASM1612751v1</text:p>
          </table:table-cell>
          <table:table-cell table:number-columns-repeated="1012"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cbi.nlm.nih.gov/genome/403?genome_assembly_id=1512517" xlink:type="simple">Acinetobacter baumannii</text:a></text:p>
          </table:table-cell>
          <table:table-cell table:style-name="ce2" office:value-type="string" calcext:value-type="string">
            <text:p><text:a xlink:href="https://www.ncbi.nlm.nih.gov/genome/403?genome_assembly_id=1512517" xlink:type="simple">ATCC 17961</text:a></text:p>
          </table:table-cell>
          <table:table-cell office:value-type="float" office:value="122" calcext:value-type="float">
            <text:p>122</text:p>
          </table:table-cell>
          <table:table-cell office:value-type="float" office:value="219" calcext:value-type="float">
            <text:p>219</text:p>
          </table:table-cell>
          <table:table-cell office:value-type="float" office:value="3783" calcext:value-type="float">
            <text:p>3783</text:p>
          </table:table-cell>
          <table:table-cell table:style-name="ce2" office:value-type="string" calcext:value-type="string">
            <text:p><text:a xlink:href="https://www.ncbi.nlm.nih.gov/biosample/SAMN08687991" xlink:type="simple">SAMN08687991</text:a></text:p>
          </table:table-cell>
          <table:table-cell table:style-name="ce2" office:value-type="string" calcext:value-type="string">
            <text:p><text:a xlink:href="https://www.ncbi.nlm.nih.gov/bioproject/PRJNA437968" xlink:type="simple">PRJNA437968</text:a></text:p>
          </table:table-cell>
          <table:table-cell table:style-name="ce2" office:value-type="string" calcext:value-type="string">
            <text:p><text:a xlink:href="https://www.ncbi.nlm.nih.gov/assembly/GCA_015910475.1" xlink:type="simple">GCA_015910475.1</text:a></text:p>
          </table:table-cell>
          <table:table-cell table:style-name="ce2" office:value-type="string" calcext:value-type="string">
            <text:p>chromosome: <text:a xlink:href="https://www.ncbi.nlm.nih.gov/nuccore/NZ_CP065432.1" xlink:type="simple">NZ_CP065432.1</text:a>/<text:a xlink:href="https://www.ncbi.nlm.nih.gov/nuccore/CP065432.1" xlink:type="simple">CP065432.1</text:a></text:p>
            <text:p>plasmid pAB17961-1: <text:a xlink:href="https://www.ncbi.nlm.nih.gov/nuccore/NZ_CP065433.1" xlink:type="simple">NZ_CP065433.1</text:a>/<text:a xlink:href="https://www.ncbi.nlm.nih.gov/nuccore/CP065433.1" xlink:type="simple">CP065433.1</text:a></text:p>
            <text:p>plasmid pAB17961-2: <text:a xlink:href="https://www.ncbi.nlm.nih.gov/nuccore/NZ_CP065434.1" xlink:type="simple">NZ_CP065434.1</text:a>/<text:a xlink:href="https://www.ncbi.nlm.nih.gov/nuccore/CP065434.1" xlink:type="simple">CP065434.1</text:a></text:p>
          </table:table-cell>
          <table:table-cell table:style-name="ce2" office:value-type="string" calcext:value-type="string">
            <text:p>10-Dec-2020</text:p>
          </table:table-cell>
          <table:table-cell table:style-name="ce2" office:value-type="string" calcext:value-type="string">
            <text:p>ftp://ftp.ncbi.nlm.nih.gov/genomes/all/GCF/015/910/475/GCF_015910475.1_ASM1591047v1</text:p>
          </table:table-cell>
          <table:table-cell table:number-columns-repeated="1012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cbi.nlm.nih.gov/genome/403?genome_assembly_id=1510171" xlink:type="simple">Acinetobacter baumannii</text:a></text:p>
          </table:table-cell>
          <table:table-cell table:style-name="ce2" office:value-type="string" calcext:value-type="string">
            <text:p><text:a xlink:href="https://www.ncbi.nlm.nih.gov/genome/403?genome_assembly_id=1510171" xlink:type="simple">TP3</text:a></text:p>
          </table:table-cell>
          <table:table-cell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  <table:table-cell office:value-type="float" office:value="3571" calcext:value-type="float">
            <text:p>3571</text:p>
          </table:table-cell>
          <table:table-cell table:style-name="ce2" office:value-type="string" calcext:value-type="string">
            <text:p><text:a xlink:href="https://www.ncbi.nlm.nih.gov/biosample/SAMN15738014" xlink:type="simple">SAMN15738014</text:a></text:p>
          </table:table-cell>
          <table:table-cell table:style-name="ce2" office:value-type="string" calcext:value-type="string">
            <text:p><text:a xlink:href="https://www.ncbi.nlm.nih.gov/bioproject/PRJNA641163" xlink:type="simple">PRJNA641163</text:a></text:p>
          </table:table-cell>
          <table:table-cell table:style-name="ce2" office:value-type="string" calcext:value-type="string">
            <text:p><text:a xlink:href="https://www.ncbi.nlm.nih.gov/assembly/GCA_015870965.1" xlink:type="simple">GCA_015870965.1</text:a></text:p>
          </table:table-cell>
          <table:table-cell table:style-name="ce2" office:value-type="string" calcext:value-type="string">
            <text:p>chromosome: <text:a xlink:href="https://www.ncbi.nlm.nih.gov/nuccore/NZ_CP060013.1" xlink:type="simple">NZ_CP060013.1</text:a>/<text:a xlink:href="https://www.ncbi.nlm.nih.gov/nuccore/CP060013.1" xlink:type="simple">CP060013.1</text:a></text:p>
            <text:p>plasmid pTP3A: <text:a xlink:href="https://www.ncbi.nlm.nih.gov/nuccore/NZ_CP060014.1" xlink:type="simple">NZ_CP060014.1</text:a>/<text:a xlink:href="https://www.ncbi.nlm.nih.gov/nuccore/CP060014.1" xlink:type="simple">CP060014.1</text:a></text:p>
          </table:table-cell>
          <table:table-cell table:style-name="ce2" office:value-type="string" calcext:value-type="string">
            <text:p>09-Dec-2020</text:p>
          </table:table-cell>
          <table:table-cell table:style-name="ce2" office:value-type="string" calcext:value-type="string">
            <text:p>ftp://ftp.ncbi.nlm.nih.gov/genomes/all/GCA/015/870/965/GCA_015870965.1_ASM1587096v1</text:p>
          </table:table-cell>
          <table:table-cell table:number-columns-repeated="1012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cbi.nlm.nih.gov/genome/403?genome_assembly_id=1510172" xlink:type="simple">Acinetobacter baumannii</text:a></text:p>
          </table:table-cell>
          <table:table-cell table:style-name="ce2" office:value-type="string" calcext:value-type="string">
            <text:p><text:a xlink:href="https://www.ncbi.nlm.nih.gov/genome/403?genome_assembly_id=1510172" xlink:type="simple">TP2</text:a></text:p>
          </table:table-cell>
          <table:table-cell office:value-type="float" office:value="69" calcext:value-type="float">
            <text:p>69</text:p>
          </table:table-cell>
          <table:table-cell office:value-type="float" office:value="124" calcext:value-type="float">
            <text:p>124</text:p>
          </table:table-cell>
          <table:table-cell office:value-type="float" office:value="3572" calcext:value-type="float">
            <text:p>3572</text:p>
          </table:table-cell>
          <table:table-cell table:style-name="ce2" office:value-type="string" calcext:value-type="string">
            <text:p><text:a xlink:href="https://www.ncbi.nlm.nih.gov/biosample/SAMN15735522" xlink:type="simple">SAMN15735522</text:a></text:p>
          </table:table-cell>
          <table:table-cell table:style-name="ce2" office:value-type="string" calcext:value-type="string">
            <text:p><text:a xlink:href="https://www.ncbi.nlm.nih.gov/bioproject/PRJNA641163" xlink:type="simple">PRJNA641163</text:a></text:p>
          </table:table-cell>
          <table:table-cell table:style-name="ce2" office:value-type="string" calcext:value-type="string">
            <text:p><text:a xlink:href="https://www.ncbi.nlm.nih.gov/assembly/GCA_015870765.1" xlink:type="simple">GCA_015870765.1</text:a></text:p>
          </table:table-cell>
          <table:table-cell table:style-name="ce2" office:value-type="string" calcext:value-type="string">
            <text:p>chromosome: <text:a xlink:href="https://www.ncbi.nlm.nih.gov/nuccore/NZ_CP060011.1" xlink:type="simple">NZ_CP060011.1</text:a>/<text:a xlink:href="https://www.ncbi.nlm.nih.gov/nuccore/CP060011.1" xlink:type="simple">CP060011.1</text:a></text:p>
            <text:p>plasmid pTP2A: <text:a xlink:href="https://www.ncbi.nlm.nih.gov/nuccore/NZ_CP060012.1" xlink:type="simple">NZ_CP060012.1</text:a>/<text:a xlink:href="https://www.ncbi.nlm.nih.gov/nuccore/CP060012.1" xlink:type="simple">CP060012.1</text:a></text:p>
          </table:table-cell>
          <table:table-cell table:style-name="ce2" office:value-type="string" calcext:value-type="string">
            <text:p>09-Dec-2020</text:p>
          </table:table-cell>
          <table:table-cell table:style-name="ce2" office:value-type="string" calcext:value-type="string">
            <text:p>ftp://ftp.ncbi.nlm.nih.gov/genomes/all/GCA/015/870/765/GCA_015870765.1_ASM1587076v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cbi.nlm.nih.gov/genome/187?genome_assembly_id=1523721" xlink:type="simple">Pseudomonas aeruginosa</text:a></text:p>
          </table:table-cell>
          <table:table-cell table:style-name="ce2" office:value-type="string" calcext:value-type="string">
            <text:p><text:a xlink:href="https://www.ncbi.nlm.nih.gov/genome/187?genome_assembly_id=1523721" xlink:type="simple">DL201330</text:a></text:p>
          </table:table-cell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  <table:table-cell office:value-type="float" office:value="6046" calcext:value-type="float">
            <text:p>6046</text:p>
          </table:table-cell>
          <table:table-cell table:style-name="ce2" office:value-type="string" calcext:value-type="string">
            <text:p><text:a xlink:href="https://www.ncbi.nlm.nih.gov/biosample/SAMN15166411" xlink:type="simple">SAMN15166411</text:a></text:p>
          </table:table-cell>
          <table:table-cell table:style-name="ce2" office:value-type="string" calcext:value-type="string">
            <text:p><text:a xlink:href="https://www.ncbi.nlm.nih.gov/bioproject/PRJNA638052" xlink:type="simple">PRJNA638052</text:a></text:p>
          </table:table-cell>
          <table:table-cell table:style-name="ce2" office:value-type="string" calcext:value-type="string">
            <text:p><text:a xlink:href="https://www.ncbi.nlm.nih.gov/assembly/GCA_016134915.1" xlink:type="simple">GCA_016134915.1</text:a></text:p>
          </table:table-cell>
          <table:table-cell table:style-name="ce2" office:value-type="string" calcext:value-type="string">
            <text:p>chromosome: <text:a xlink:href="https://www.ncbi.nlm.nih.gov/nuccore/CP054623.1" xlink:type="simple">CP054623.1</text:a></text:p>
          </table:table-cell>
          <table:table-cell table:style-name="ce2" office:value-type="string" calcext:value-type="string">
            <text:p>21-Dec-2020</text:p>
          </table:table-cell>
          <table:table-cell table:style-name="ce8" office:value-type="string" calcext:value-type="string">
            <text:p>ftp://ftp.ncbi.nlm.nih.gov/genomes/all/GCA/016/134/915/GCA_016134915.1_ASM1613491v1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www.ncbi.nlm.nih.gov/genome/187?genome_assembly_id=1521449" xlink:type="simple">Pseudomonas aeruginosa</text:a></text:p>
          </table:table-cell>
          <table:table-cell table:style-name="ce3" office:value-type="string" calcext:value-type="string">
            <text:p><text:a xlink:href="https://www.ncbi.nlm.nih.gov/genome/187?genome_assembly_id=1521449" xlink:type="simple">FDAARGOS_1041</text:a></text:p>
          </table:table-cell>
          <table:table-cell table:style-name="ce6" office:value-type="string" calcext:value-type="string">
            <text:p>*ERROR</text:p>
          </table:table-cell>
          <table:table-cell table:style-name="ce6" office:value-type="string" calcext:value-type="string">
            <text:p>*local variable 'gene_seq' referenced before assignment</text:p>
          </table:table-cell>
          <table:table-cell table:style-name="ce6"/>
          <table:table-cell table:style-name="ce3" office:value-type="string" calcext:value-type="string">
            <text:p><text:a xlink:href="https://www.ncbi.nlm.nih.gov/biosample/SAMN16357210" xlink:type="simple">SAMN16357210</text:a></text:p>
          </table:table-cell>
          <table:table-cell table:style-name="ce3" office:value-type="string" calcext:value-type="string">
            <text:p><text:a xlink:href="https://www.ncbi.nlm.nih.gov/bioproject/PRJNA231221" xlink:type="simple">PRJNA231221</text:a></text:p>
          </table:table-cell>
          <table:table-cell table:style-name="ce3" office:value-type="string" calcext:value-type="string">
            <text:p><text:a xlink:href="https://www.ncbi.nlm.nih.gov/assembly/GCA_016126955.1" xlink:type="simple">GCA_016126955.1</text:a></text:p>
          </table:table-cell>
          <table:table-cell table:style-name="ce3" office:value-type="string" calcext:value-type="string">
            <text:p>chromosome: <text:a xlink:href="https://www.ncbi.nlm.nih.gov/nuccore/CP065966.1" xlink:type="simple">CP065966.1</text:a></text:p>
          </table:table-cell>
          <table:table-cell table:style-name="ce3" office:value-type="string" calcext:value-type="string">
            <text:p>20-Dec-2020</text:p>
          </table:table-cell>
          <table:table-cell table:style-name="ce6" office:value-type="string" calcext:value-type="string">
            <text:p>ftp://ftp.ncbi.nlm.nih.gov/genomes/all/GCA/016/126/955/GCA_016126955.1_ASM1612695v1</text:p>
          </table:table-cell>
          <table:table-cell table:style-name="ce6" table:number-columns-repeated="10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www.ncbi.nlm.nih.gov/genome/187?genome_assembly_id=1520258" xlink:type="simple">Pseudomonas aeruginosa</text:a></text:p>
          </table:table-cell>
          <table:table-cell table:style-name="ce5" office:value-type="string" calcext:value-type="string">
            <text:p><text:a xlink:href="https://www.ncbi.nlm.nih.gov/genome/187?genome_assembly_id=1520258" xlink:type="simple">TJ2019-017</text:a>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5904" calcext:value-type="float">
            <text:p>5904</text:p>
          </table:table-cell>
          <table:table-cell table:style-name="ce5" office:value-type="string" calcext:value-type="string">
            <text:p><text:a xlink:href="https://www.ncbi.nlm.nih.gov/biosample/SAMN16673816" xlink:type="simple">SAMN16673816</text:a></text:p>
          </table:table-cell>
          <table:table-cell table:style-name="ce5" office:value-type="string" calcext:value-type="string">
            <text:p><text:a xlink:href="https://www.ncbi.nlm.nih.gov/bioproject/PRJNA674734" xlink:type="simple">PRJNA674734</text:a></text:p>
          </table:table-cell>
          <table:table-cell table:style-name="ce5" office:value-type="string" calcext:value-type="string">
            <text:p><text:a xlink:href="https://www.ncbi.nlm.nih.gov/assembly/GCA_016105665.1" xlink:type="simple">GCA_016105665.1</text:a></text:p>
          </table:table-cell>
          <table:table-cell table:style-name="ce5" office:value-type="string" calcext:value-type="string">
            <text:p>chromosome: <text:a xlink:href="https://www.ncbi.nlm.nih.gov/nuccore/CP065866.1" xlink:type="simple">CP065866.1</text:a></text:p>
          </table:table-cell>
          <table:table-cell table:style-name="ce5" office:value-type="string" calcext:value-type="string">
            <text:p>17-Dec-2020</text:p>
          </table:table-cell>
          <table:table-cell table:style-name="Default" office:value-type="string" calcext:value-type="string">
            <text:p>ftp://ftp.ncbi.nlm.nih.gov/genomes/all/GCA/016/105/665/GCA_016105665.1_ASM1610566v1</text:p>
          </table:table-cell>
          <table:table-cell table:style-name="ce9"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cbi.nlm.nih.gov/genome/187?genome_assembly_id=1520256" xlink:type="simple">Pseudomonas aeruginosa</text:a></text:p>
          </table:table-cell>
          <table:table-cell table:style-name="ce2" office:value-type="string" calcext:value-type="string">
            <text:p><text:a xlink:href="https://www.ncbi.nlm.nih.gov/genome/187?genome_assembly_id=1520256" xlink:type="simple">TJ2019-022</text:a></text:p>
          </table:table-cell>
          <table:table-cell office:value-type="float" office:value="191" calcext:value-type="float">
            <text:p>191</text:p>
          </table:table-cell>
          <table:table-cell office:value-type="float" office:value="333" calcext:value-type="float">
            <text:p>333</text:p>
          </table:table-cell>
          <table:table-cell office:value-type="float" office:value="6686" calcext:value-type="float">
            <text:p>6686</text:p>
          </table:table-cell>
          <table:table-cell table:style-name="ce2" office:value-type="string" calcext:value-type="string">
            <text:p><text:a xlink:href="https://www.ncbi.nlm.nih.gov/biosample/SAMN16673817" xlink:type="simple">SAMN16673817</text:a></text:p>
          </table:table-cell>
          <table:table-cell table:style-name="ce2" office:value-type="string" calcext:value-type="string">
            <text:p><text:a xlink:href="https://www.ncbi.nlm.nih.gov/bioproject/PRJNA674734" xlink:type="simple">PRJNA674734</text:a></text:p>
          </table:table-cell>
          <table:table-cell table:style-name="ce2" office:value-type="string" calcext:value-type="string">
            <text:p><text:a xlink:href="https://www.ncbi.nlm.nih.gov/assembly/GCA_016105505.1" xlink:type="simple">GCA_016105505.1</text:a></text:p>
          </table:table-cell>
          <table:table-cell table:style-name="ce2" office:value-type="string" calcext:value-type="string">
            <text:p>chromosome: <text:a xlink:href="https://www.ncbi.nlm.nih.gov/nuccore/CP065865.1" xlink:type="simple">CP065865.1</text:a></text:p>
          </table:table-cell>
          <table:table-cell table:style-name="ce2" office:value-type="string" calcext:value-type="string">
            <text:p>17-Dec-2020</text:p>
          </table:table-cell>
          <table:table-cell office:value-type="string" calcext:value-type="string">
            <text:p>ftp://ftp.ncbi.nlm.nih.gov/genomes/all/GCA/016/105/505/GCA_016105505.1_ASM1610550v1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cbi.nlm.nih.gov/genome/187?genome_assembly_id=1520257" xlink:type="simple">Pseudomonas aeruginosa</text:a></text:p>
          </table:table-cell>
          <table:table-cell table:style-name="ce2" office:value-type="string" calcext:value-type="string">
            <text:p><text:a xlink:href="https://www.ncbi.nlm.nih.gov/genome/187?genome_assembly_id=1520257" xlink:type="simple">TJ2014-049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6089" calcext:value-type="float">
            <text:p>6089</text:p>
          </table:table-cell>
          <table:table-cell table:style-name="ce2" office:value-type="string" calcext:value-type="string">
            <text:p><text:a xlink:href="https://www.ncbi.nlm.nih.gov/biosample/SAMN16673815" xlink:type="simple">SAMN16673815</text:a></text:p>
          </table:table-cell>
          <table:table-cell table:style-name="ce2" office:value-type="string" calcext:value-type="string">
            <text:p><text:a xlink:href="https://www.ncbi.nlm.nih.gov/bioproject/PRJNA674734" xlink:type="simple">PRJNA674734</text:a></text:p>
          </table:table-cell>
          <table:table-cell table:style-name="ce2" office:value-type="string" calcext:value-type="string">
            <text:p><text:a xlink:href="https://www.ncbi.nlm.nih.gov/assembly/GCA_016105885.1" xlink:type="simple">GCA_016105885.1</text:a></text:p>
          </table:table-cell>
          <table:table-cell table:style-name="ce2" office:value-type="string" calcext:value-type="string">
            <text:p>chromosome: <text:a xlink:href="https://www.ncbi.nlm.nih.gov/nuccore/CP065867.1" xlink:type="simple">CP065867.1</text:a></text:p>
          </table:table-cell>
          <table:table-cell table:style-name="ce2" office:value-type="string" calcext:value-type="string">
            <text:p>17-Dec-2020</text:p>
          </table:table-cell>
          <table:table-cell office:value-type="string" calcext:value-type="string">
            <text:p>ftp://ftp.ncbi.nlm.nih.gov/genomes/all/GCA/016/105/885/GCA_016105885.1_ASM1610588v1</text:p>
          </table:table-cell>
          <table:table-cell table:number-columns-repeated="1012"/>
        </table:table-row>
        <table:table-row table:style-name="ro7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cbi.nlm.nih.gov/genome/1219?genome_assembly_id=1479289" xlink:type="simple">Enterobacter cloacae</text:a></text:p>
          </table:table-cell>
          <table:table-cell table:style-name="ce2" office:value-type="string" calcext:value-type="string">
            <text:p><text:a xlink:href="https://www.ncbi.nlm.nih.gov/genome/1219?genome_assembly_id=1479289" xlink:type="simple">STN0717-73</text:a>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office:value-type="float" office:value="5022" calcext:value-type="float">
            <text:p>5022</text:p>
          </table:table-cell>
          <table:table-cell table:style-name="ce2" office:value-type="string" calcext:value-type="string">
            <text:p><text:a xlink:href="https://www.ncbi.nlm.nih.gov/biosample/SAMD00195991" xlink:type="simple">SAMD00195991</text:a></text:p>
          </table:table-cell>
          <table:table-cell table:style-name="ce2" office:value-type="string" calcext:value-type="string">
            <text:p><text:a xlink:href="https://www.ncbi.nlm.nih.gov/bioproject/PRJDB9036" xlink:type="simple">PRJDB9036</text:a></text:p>
          </table:table-cell>
          <table:table-cell table:style-name="ce2" office:value-type="string" calcext:value-type="string">
            <text:p><text:a xlink:href="https://www.ncbi.nlm.nih.gov/assembly/GCA_015138375.1" xlink:type="simple">GCA_015138375.1</text:a></text:p>
          </table:table-cell>
          <table:table-cell table:style-name="ce2" office:value-type="string" calcext:value-type="string">
            <text:p>chromosome: <text:a xlink:href="https://www.ncbi.nlm.nih.gov/nuccore/AP022519.1" xlink:type="simple">AP022519.1</text:a></text:p>
            <text:p>plasmid pSTN0717-73-1: <text:a xlink:href="https://www.ncbi.nlm.nih.gov/nuccore/AP022520.1" xlink:type="simple">AP022520.1</text:a></text:p>
            <text:p>plasmid pSTN0717-73-2: <text:a xlink:href="https://www.ncbi.nlm.nih.gov/nuccore/AP022521.1" xlink:type="simple">AP022521.1</text:a></text:p>
            <text:p>plasmid pSTN0717-73-3: <text:a xlink:href="https://www.ncbi.nlm.nih.gov/nuccore/AP022522.1" xlink:type="simple">AP022522.1</text:a></text:p>
            <text:p>plasmid pSTN0717-73-4: <text:a xlink:href="https://www.ncbi.nlm.nih.gov/nuccore/AP022523.1" xlink:type="simple">AP022523.1</text:a></text:p>
            <text:p>plasmid pSTN0717-73-5: <text:a xlink:href="https://www.ncbi.nlm.nih.gov/nuccore/AP022524.1" xlink:type="simple">AP022524.1</text:a></text:p>
          </table:table-cell>
          <table:table-cell table:style-name="ce7" office:value-type="string" calcext:value-type="string">
            <text:p>08-Oct-2020</text:p>
          </table:table-cell>
          <table:table-cell table:style-name="ce2" office:value-type="string" calcext:value-type="string">
            <text:p>ftp://ftp.ncbi.nlm.nih.gov/genomes/all/GCA/015/138/375/GCA_015138375.1_ASM1513837v1</text:p>
          </table:table-cell>
          <table:table-cell table:number-columns-repeated="1012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cbi.nlm.nih.gov/genome/1219?genome_assembly_id=1479290" xlink:type="simple">Enterobacter cloacae</text:a></text:p>
          </table:table-cell>
          <table:table-cell table:style-name="ce2" office:value-type="string" calcext:value-type="string">
            <text:p><text:a xlink:href="https://www.ncbi.nlm.nih.gov/genome/1219?genome_assembly_id=1479290" xlink:type="simple">STN0717-60</text:a>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4522" calcext:value-type="float">
            <text:p>4522</text:p>
          </table:table-cell>
          <table:table-cell table:style-name="ce2" office:value-type="string" calcext:value-type="string">
            <text:p><text:a xlink:href="https://www.ncbi.nlm.nih.gov/biosample/SAMD00195978" xlink:type="simple">SAMD00195978</text:a></text:p>
          </table:table-cell>
          <table:table-cell table:style-name="ce2" office:value-type="string" calcext:value-type="string">
            <text:p><text:a xlink:href="https://www.ncbi.nlm.nih.gov/bioproject/PRJDB9036" xlink:type="simple">PRJDB9036</text:a></text:p>
          </table:table-cell>
          <table:table-cell table:style-name="ce2" office:value-type="string" calcext:value-type="string">
            <text:p><text:a xlink:href="https://www.ncbi.nlm.nih.gov/assembly/GCA_015137855.1" xlink:type="simple">GCA_015137855.1</text:a></text:p>
          </table:table-cell>
          <table:table-cell table:style-name="ce2" office:value-type="string" calcext:value-type="string">
            <text:p>chromosome: <text:a xlink:href="https://www.ncbi.nlm.nih.gov/nuccore/AP022509.1" xlink:type="simple">AP022509.1</text:a></text:p>
          </table:table-cell>
          <table:table-cell table:style-name="ce7" office:value-type="string" calcext:value-type="string">
            <text:p>08-Oct-2020</text:p>
          </table:table-cell>
          <table:table-cell table:style-name="ce2" office:value-type="string" calcext:value-type="string">
            <text:p>ftp://ftp.ncbi.nlm.nih.gov/genomes/all/GCA/015/137/855/GCA_015137855.1_ASM1513785v1</text:p>
          </table:table-cell>
          <table:table-cell table:number-columns-repeated="1012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cbi.nlm.nih.gov/genome/1219?genome_assembly_id=941995" xlink:type="simple">Enterobacter cloacae</text:a></text:p>
          </table:table-cell>
          <table:table-cell table:style-name="ce2" office:value-type="string" calcext:value-type="string">
            <text:p><text:a xlink:href="https://www.ncbi.nlm.nih.gov/genome/1219?genome_assembly_id=941995" xlink:type="simple">RHBSTW-00399</text:a></text:p>
          </table:table-cell>
          <table:table-cell office:value-type="float" office:value="156" calcext:value-type="float">
            <text:p>156</text:p>
          </table:table-cell>
          <table:table-cell office:value-type="float" office:value="242" calcext:value-type="float">
            <text:p>242</text:p>
          </table:table-cell>
          <table:table-cell office:value-type="float" office:value="5044" calcext:value-type="float">
            <text:p>5044</text:p>
          </table:table-cell>
          <table:table-cell table:style-name="ce2" office:value-type="string" calcext:value-type="string">
            <text:p><text:a xlink:href="https://www.ncbi.nlm.nih.gov/biosample/SAMN15148601" xlink:type="simple">SAMN15148601</text:a></text:p>
          </table:table-cell>
          <table:table-cell table:style-name="ce2" office:value-type="string" calcext:value-type="string">
            <text:p><text:a xlink:href="https://www.ncbi.nlm.nih.gov/bioproject/PRJNA605147" xlink:type="simple">PRJNA605147</text:a></text:p>
          </table:table-cell>
          <table:table-cell table:style-name="ce2" office:value-type="string" calcext:value-type="string">
            <text:p><text:a xlink:href="https://www.ncbi.nlm.nih.gov/assembly/GCA_013750175.1" xlink:type="simple">GCA_013750175.1</text:a></text:p>
          </table:table-cell>
          <table:table-cell table:style-name="ce2" office:value-type="string" calcext:value-type="string">
            <text:p>chromosome: <text:a xlink:href="https://www.ncbi.nlm.nih.gov/nuccore/CP056560.1" xlink:type="simple">CP056560.1</text:a></text:p>
            <text:p>plasmid pRHBSTW-00399_2: <text:a xlink:href="https://www.ncbi.nlm.nih.gov/nuccore/CP056561.1" xlink:type="simple">CP056561.1</text:a></text:p>
            <text:p>plasmid pRHBSTW-00399_3: <text:a xlink:href="https://www.ncbi.nlm.nih.gov/nuccore/CP056562.1" xlink:type="simple">CP056562.1</text:a></text:p>
            <text:p>plasmid pRHBSTW-00399_4: <text:a xlink:href="https://www.ncbi.nlm.nih.gov/nuccore/CP056563.1" xlink:type="simple">CP056563.1</text:a></text:p>
          </table:table-cell>
          <table:table-cell table:style-name="ce7" office:value-type="string" calcext:value-type="string">
            <text:p>27-Jul-2020</text:p>
          </table:table-cell>
          <table:table-cell table:style-name="ce2" office:value-type="string" calcext:value-type="string">
            <text:p>ftp://ftp.ncbi.nlm.nih.gov/genomes/all/GCA/013/750/175/GCA_013750175.1_ASM1375017v1</text:p>
          </table:table-cell>
          <table:table-cell table:number-columns-repeated="1012"/>
        </table:table-row>
        <table:table-row table:style-name="ro7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cbi.nlm.nih.gov/genome/1219?genome_assembly_id=941996" xlink:type="simple">Enterobacter cloacae</text:a></text:p>
          </table:table-cell>
          <table:table-cell table:style-name="ce2" office:value-type="string" calcext:value-type="string">
            <text:p><text:a xlink:href="https://www.ncbi.nlm.nih.gov/genome/1219?genome_assembly_id=941996" xlink:type="simple">RHBSTW-00490</text:a></text:p>
          </table:table-cell>
          <table:table-cell office:value-type="float" office:value="157" calcext:value-type="float">
            <text:p>157</text:p>
          </table:table-cell>
          <table:table-cell office:value-type="float" office:value="261" calcext:value-type="float">
            <text:p>261</text:p>
          </table:table-cell>
          <table:table-cell office:value-type="float" office:value="5086" calcext:value-type="float">
            <text:p>5086</text:p>
          </table:table-cell>
          <table:table-cell table:style-name="ce2" office:value-type="string" calcext:value-type="string">
            <text:p><text:a xlink:href="https://www.ncbi.nlm.nih.gov/biosample/SAMN15148634" xlink:type="simple">SAMN15148634</text:a></text:p>
          </table:table-cell>
          <table:table-cell table:style-name="ce2" office:value-type="string" calcext:value-type="string">
            <text:p><text:a xlink:href="https://www.ncbi.nlm.nih.gov/bioproject/PRJNA605147" xlink:type="simple">PRJNA605147</text:a></text:p>
          </table:table-cell>
          <table:table-cell table:style-name="ce2" office:value-type="string" calcext:value-type="string">
            <text:p><text:a xlink:href="https://www.ncbi.nlm.nih.gov/assembly/GCA_013736395.1" xlink:type="simple">GCA_013736395.1</text:a></text:p>
          </table:table-cell>
          <table:table-cell table:style-name="ce2" office:value-type="string" calcext:value-type="string">
            <text:p>chromosome: <text:a xlink:href="https://www.ncbi.nlm.nih.gov/nuccore/CP056460.1" xlink:type="simple">CP056460.1</text:a></text:p>
            <text:p>plasmid pRHBSTW-00490_2: <text:a xlink:href="https://www.ncbi.nlm.nih.gov/nuccore/CP056461.1" xlink:type="simple">CP056461.1</text:a></text:p>
            <text:p>plasmid pRHBSTW-00490_3: <text:a xlink:href="https://www.ncbi.nlm.nih.gov/nuccore/CP056462.1" xlink:type="simple">CP056462.1</text:a></text:p>
            <text:p>plasmid pRHBSTW-00490_4: <text:a xlink:href="https://www.ncbi.nlm.nih.gov/nuccore/CP056463.1" xlink:type="simple">CP056463.1</text:a></text:p>
            <text:p>plasmid pRHBSTW-00490_5: <text:a xlink:href="https://www.ncbi.nlm.nih.gov/nuccore/CP056464.1" xlink:type="simple">CP056464.1</text:a></text:p>
            <text:p>plasmid pRHBSTW-00490_6: <text:a xlink:href="https://www.ncbi.nlm.nih.gov/nuccore/CP056465.1" xlink:type="simple">CP056465.1</text:a></text:p>
          </table:table-cell>
          <table:table-cell table:style-name="ce7" office:value-type="string" calcext:value-type="string">
            <text:p>27-Jul-2020</text:p>
          </table:table-cell>
          <table:table-cell table:style-name="ce2" office:value-type="string" calcext:value-type="string">
            <text:p>ftp://ftp.ncbi.nlm.nih.gov/genomes/all/GCA/013/736/395/GCA_013736395.1_ASM1373639v1</text:p>
          </table:table-cell>
          <table:table-cell table:number-columns-repeated="101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19:46:31.707671724</meta:creation-date>
    <dc:date>2020-12-27T17:58:58.639702764</dc:date>
    <meta:editing-duration>PT3M17S</meta:editing-duration>
    <meta:editing-cycles>1</meta:editing-cycles>
    <meta:document-statistic meta:table-count="1" meta:cell-count="214" meta:object-count="0"/>
    <meta:generator>LibreOffice/6.4.6.2$Linux_X86_64 LibreOffice_project/40$Build-2</meta:generator>
    <meta:user-defined meta:name=""/>
  </office:meta>
</office:document-meta>
</file>